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3.768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-eul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rungekutta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ato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: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0.980199333333333" calcext:value-type="float">
            <text:p>0,980199333333333</text:p>
          </table:table-cell>
          <table:table-cell office:value-type="string" calcext:value-type="string">
            <text:p>exato:</text:p>
          </table:table-cell>
          <table:table-cell office:value-type="float" office:value="0.980198673306755" calcext:value-type="float">
            <text:p>0,980198673306755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: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y: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y:</text:p>
          </table:table-cell>
          <table:table-cell office:value-type="float" office:value="0.923119947536285" calcext:value-type="float">
            <text:p>0,923119947536285</text:p>
          </table:table-cell>
          <table:table-cell office:value-type="string" calcext:value-type="string">
            <text:p>exato:</text:p>
          </table:table-cell>
          <table:table-cell office:value-type="float" office:value="0.923116346386636" calcext:value-type="float">
            <text:p>0,923116346386636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y: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y:</text:p>
          </table:table-cell>
          <table:table-cell office:value-type="float" office:value="0.835277699568627" calcext:value-type="float">
            <text:p>0,835277699568627</text:p>
          </table:table-cell>
          <table:table-cell office:value-type="string" calcext:value-type="string">
            <text:p>exato:</text:p>
          </table:table-cell>
          <table:table-cell office:value-type="float" office:value="0.835270211411272" calcext:value-type="float">
            <text:p>0,835270211411272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y:</text:p>
          </table:table-cell>
          <table:table-cell office:value-type="float" office:value="0.771072" calcext:value-type="float">
            <text:p>0,771072</text:p>
          </table:table-cell>
          <table:table-cell office:value-type="string" calcext:value-type="string">
            <text:p>y:</text:p>
          </table:table-cell>
          <table:table-cell office:value-type="float" office:value="0.726159604689332" calcext:value-type="float">
            <text:p>0,726159604689332</text:p>
          </table:table-cell>
          <table:table-cell office:value-type="string" calcext:value-type="string">
            <text:p>exato:</text:p>
          </table:table-cell>
          <table:table-cell office:value-type="float" office:value="0.726149037073691" calcext:value-type="float">
            <text:p>0,726149037073691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:</text:p>
          </table:table-cell>
          <table:table-cell office:value-type="float" office:value="0.63854336" calcext:value-type="float">
            <text:p>0,63854336</text:p>
          </table:table-cell>
          <table:table-cell office:value-type="string" calcext:value-type="string">
            <text:p>y:</text:p>
          </table:table-cell>
          <table:table-cell office:value-type="float" office:value="0.606542160190253" calcext:value-type="float">
            <text:p>0,606542160190253</text:p>
          </table:table-cell>
          <table:table-cell office:value-type="string" calcext:value-type="string">
            <text:p>exato:</text:p>
          </table:table-cell>
          <table:table-cell office:value-type="float" office:value="0.606530659712633" calcext:value-type="float">
            <text:p>0,60653065971263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: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y:</text:p>
          </table:table-cell>
          <table:table-cell office:value-type="float" office:value="0.4963764224" calcext:value-type="float">
            <text:p>0,4963764224</text:p>
          </table:table-cell>
          <table:table-cell office:value-type="string" calcext:value-type="string">
            <text:p>y:</text:p>
          </table:table-cell>
          <table:table-cell office:value-type="float" office:value="0.486762214395882" calcext:value-type="float">
            <text:p>0,486762214395882</text:p>
          </table:table-cell>
          <table:table-cell office:value-type="string" calcext:value-type="string">
            <text:p>exato:</text:p>
          </table:table-cell>
          <table:table-cell office:value-type="float" office:value="0.486752255959972" calcext:value-type="float">
            <text:p>0,486752255959972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y:</text:p>
          </table:table-cell>
          <table:table-cell office:value-type="float" office:value="0.35710113792" calcext:value-type="float">
            <text:p>0,35710113792</text:p>
          </table:table-cell>
          <table:table-cell office:value-type="string" calcext:value-type="string">
            <text:p>y:</text:p>
          </table:table-cell>
          <table:table-cell office:value-type="float" office:value="0.375317797724733" calcext:value-type="float">
            <text:p>0,375317797724733</text:p>
          </table:table-cell>
          <table:table-cell office:value-type="string" calcext:value-type="string">
            <text:p>exato:</text:p>
          </table:table-cell>
          <table:table-cell office:value-type="float" office:value="0.375311098851399" calcext:value-type="float">
            <text:p>0,375311098851399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y:</text:p>
          </table:table-cell>
          <table:table-cell office:value-type="float" office:value="0.2313968648192" calcext:value-type="float">
            <text:p>0,2313968648192</text:p>
          </table:table-cell>
          <table:table-cell office:value-type="string" calcext:value-type="string">
            <text:p>y:</text:p>
          </table:table-cell>
          <table:table-cell office:value-type="float" office:value="0.278040428791785" calcext:value-type="float">
            <text:p>0,278040428791785</text:p>
          </table:table-cell>
          <table:table-cell office:value-type="string" calcext:value-type="string">
            <text:p>exato:</text:p>
          </table:table-cell>
          <table:table-cell office:value-type="float" office:value="0.278037300453194" calcext:value-type="float">
            <text:p>0,278037300453194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: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y:</text:p>
          </table:table-cell>
          <table:table-cell office:value-type="float" office:value="0.126605742669824" calcext:value-type="float">
            <text:p>0,126605742669824</text:p>
          </table:table-cell>
          <table:table-cell office:value-type="string" calcext:value-type="string">
            <text:p>y:</text:p>
          </table:table-cell>
          <table:table-cell office:value-type="float" office:value="0.197899323461196" calcext:value-type="float">
            <text:p>0,197899323461196</text:p>
          </table:table-cell>
          <table:table-cell office:value-type="string" calcext:value-type="string">
            <text:p>exato:</text:p>
          </table:table-cell>
          <table:table-cell office:value-type="float" office:value="0.197898699083615" calcext:value-type="float">
            <text:p>0,197898699083615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:</text:p>
          </table:table-cell>
          <table:table-cell office:value-type="float" office:value="0.0460919050154804" calcext:value-type="float">
            <text:p>0,0460919050154804</text:p>
          </table:table-cell>
          <table:table-cell office:value-type="string" calcext:value-type="string">
            <text:p>y:</text:p>
          </table:table-cell>
          <table:table-cell office:value-type="float" office:value="0.135335251913454" calcext:value-type="float">
            <text:p>0,135335251913454</text:p>
          </table:table-cell>
          <table:table-cell office:value-type="string" calcext:value-type="string">
            <text:p>exato:</text:p>
          </table:table-cell>
          <table:table-cell office:value-type="float" office:value="0.135335283236613" calcext:value-type="float">
            <text:p>0,13533528323661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: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y:</text:p>
          </table:table-cell>
          <table:table-cell office:value-type="float" office:value="-0.0105011807900925" calcext:value-type="float">
            <text:p>-0,0105011807900925</text:p>
          </table:table-cell>
          <table:table-cell office:value-type="string" calcext:value-type="string">
            <text:p>y:</text:p>
          </table:table-cell>
          <table:table-cell office:value-type="float" office:value="0.088922749057745" calcext:value-type="float">
            <text:p>0,088922749057745</text:p>
          </table:table-cell>
          <table:table-cell office:value-type="string" calcext:value-type="string">
            <text:p>exato:</text:p>
          </table:table-cell>
          <table:table-cell office:value-type="float" office:value="0.0889216174593863" calcext:value-type="float">
            <text:p>0,088921617459386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: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y:</text:p>
          </table:table-cell>
          <table:table-cell office:value-type="float" office:value="-0.0463007084740555" calcext:value-type="float">
            <text:p>-0,0463007084740555</text:p>
          </table:table-cell>
          <table:table-cell office:value-type="string" calcext:value-type="string">
            <text:p>y:</text:p>
          </table:table-cell>
          <table:table-cell office:value-type="float" office:value="0.056138197740101" calcext:value-type="float">
            <text:p>0,056138197740101</text:p>
          </table:table-cell>
          <table:table-cell office:value-type="string" calcext:value-type="string">
            <text:p>exato:</text:p>
          </table:table-cell>
          <table:table-cell office:value-type="float" office:value="0.0561347628341337" calcext:value-type="float">
            <text:p>0,0561347628341337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: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y:</text:p>
          </table:table-cell>
          <table:table-cell office:value-type="float" office:value="-0.0659283967454711" calcext:value-type="float">
            <text:p>-0,0659283967454711</text:p>
          </table:table-cell>
          <table:table-cell office:value-type="string" calcext:value-type="string">
            <text:p>y:</text:p>
          </table:table-cell>
          <table:table-cell office:value-type="float" office:value="0.0340533933236801" calcext:value-type="float">
            <text:p>0,0340533933236801</text:p>
          </table:table-cell>
          <table:table-cell office:value-type="string" calcext:value-type="string">
            <text:p>exato:</text:p>
          </table:table-cell>
          <table:table-cell office:value-type="float" office:value="0.0340474547345993" calcext:value-type="float">
            <text:p>0,034047454734599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: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y:</text:p>
          </table:table-cell>
          <table:table-cell office:value-type="float" office:value="-0.0742827663076449" calcext:value-type="float">
            <text:p>-0,0742827663076449</text:p>
          </table:table-cell>
          <table:table-cell office:value-type="string" calcext:value-type="string">
            <text:p>y:</text:p>
          </table:table-cell>
          <table:table-cell office:value-type="float" office:value="0.0198489292972861" calcext:value-type="float">
            <text:p>0,0198489292972861</text:p>
          </table:table-cell>
          <table:table-cell office:value-type="string" calcext:value-type="string">
            <text:p>exato:</text:p>
          </table:table-cell>
          <table:table-cell office:value-type="float" office:value="0.0198410947443703" calcext:value-type="float">
            <text:p>0,019841094744370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:</text:p>
          </table:table-cell>
          <table:table-cell office:value-type="float" office:value="-0.0756557278276695" calcext:value-type="float">
            <text:p>-0,0756557278276695</text:p>
          </table:table-cell>
          <table:table-cell office:value-type="string" calcext:value-type="string">
            <text:p>y:</text:p>
          </table:table-cell>
          <table:table-cell office:value-type="float" office:value="0.0111176822393922" calcext:value-type="float">
            <text:p>0,0111176822393922</text:p>
          </table:table-cell>
          <table:table-cell office:value-type="string" calcext:value-type="string">
            <text:p>exato:</text:p>
          </table:table-cell>
          <table:table-cell office:value-type="float" office:value="0.0111089965382423" calcext:value-type="float">
            <text:p>0,011108996538242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y:</text:p>
          </table:table-cell>
          <table:table-cell office:value-type="float" office:value="-0.0732885202441746" calcext:value-type="float">
            <text:p>-0,0732885202441746</text:p>
          </table:table-cell>
          <table:table-cell office:value-type="string" calcext:value-type="string">
            <text:p>y:</text:p>
          </table:table-cell>
          <table:table-cell office:value-type="float" office:value="0.00598448529012532" calcext:value-type="float">
            <text:p>0,00598448529012532</text:p>
          </table:table-cell>
          <table:table-cell office:value-type="string" calcext:value-type="string">
            <text:p>exato:</text:p>
          </table:table-cell>
          <table:table-cell office:value-type="float" office:value="0.00597602289500594" calcext:value-type="float">
            <text:p>0,00597602289500594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: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y:</text:p>
          </table:table-cell>
          <table:table-cell office:value-type="float" office:value="-0.0693154080976698" calcext:value-type="float">
            <text:p>-0,0693154080976698</text:p>
          </table:table-cell>
          <table:table-cell office:value-type="string" calcext:value-type="string">
            <text:p>y:</text:p>
          </table:table-cell>
          <table:table-cell office:value-type="float" office:value="0.00309614272528942" calcext:value-type="float">
            <text:p>0,00309614272528942</text:p>
          </table:table-cell>
          <table:table-cell office:value-type="string" calcext:value-type="string">
            <text:p>exato:</text:p>
          </table:table-cell>
          <table:table-cell office:value-type="float" office:value="0.00308871540823677" calcext:value-type="float">
            <text:p>0,00308871540823677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: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y:</text:p>
          </table:table-cell>
          <table:table-cell office:value-type="float" office:value="-0.0649535469151611" calcext:value-type="float">
            <text:p>-0,0649535469151611</text:p>
          </table:table-cell>
          <table:table-cell office:value-type="string" calcext:value-type="string">
            <text:p>y:</text:p>
          </table:table-cell>
          <table:table-cell office:value-type="float" office:value="0.00153977370014094" calcext:value-type="float">
            <text:p>0,00153977370014094</text:p>
          </table:table-cell>
          <table:table-cell office:value-type="string" calcext:value-type="string">
            <text:p>exato:</text:p>
          </table:table-cell>
          <table:table-cell office:value-type="float" office:value="0.00153381067932446" calcext:value-type="float">
            <text:p>0,00153381067932446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: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y:</text:p>
          </table:table-cell>
          <table:table-cell office:value-type="float" office:value="-0.0607851350128515" calcext:value-type="float">
            <text:p>-0,0607851350128515</text:p>
          </table:table-cell>
          <table:table-cell office:value-type="string" calcext:value-type="string">
            <text:p>y:</text:p>
          </table:table-cell>
          <table:table-cell office:value-type="float" office:value="0.000736226616833379" calcext:value-type="float">
            <text:p>0,000736226616833379</text:p>
          </table:table-cell>
          <table:table-cell office:value-type="string" calcext:value-type="string">
            <text:p>exato:</text:p>
          </table:table-cell>
          <table:table-cell office:value-type="float" office:value="0.000731802418880472" calcext:value-type="float">
            <text:p>0,000731802418880472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:</text:p>
          </table:table-cell>
          <table:table-cell office:value-type="float" office:value="-0.0570198378035984" calcext:value-type="float">
            <text:p>-0,0570198378035984</text:p>
          </table:table-cell>
          <table:table-cell office:value-type="string" calcext:value-type="string">
            <text:p>y:</text:p>
          </table:table-cell>
          <table:table-cell office:value-type="float" office:value="0.000338518097851735" calcext:value-type="float">
            <text:p>0,000338518097851735</text:p>
          </table:table-cell>
          <table:table-cell office:value-type="string" calcext:value-type="string">
            <text:p>exato:</text:p>
          </table:table-cell>
          <table:table-cell office:value-type="float" office:value="0.000335462627902512" calcext:value-type="float">
            <text:p>0,000335462627902512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y:</text:p>
          </table:table-cell>
          <table:table-cell office:value-type="float" office:value="-0.0536847610728636" calcext:value-type="float">
            <text:p>-0,0536847610728636</text:p>
          </table:table-cell>
          <table:table-cell office:value-type="string" calcext:value-type="string">
            <text:p>y:</text:p>
          </table:table-cell>
          <table:table-cell office:value-type="float" office:value="0.000149723169498844" calcext:value-type="float">
            <text:p>0,000149723169498844</text:p>
          </table:table-cell>
          <table:table-cell office:value-type="string" calcext:value-type="string">
            <text:p>exato:</text:p>
          </table:table-cell>
          <table:table-cell office:value-type="float" office:value="0.000147748360232034" calcext:value-type="float">
            <text:p>0,000147748360232034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: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y:</text:p>
          </table:table-cell>
          <table:table-cell office:value-type="float" office:value="-0.0507369522145727" calcext:value-type="float">
            <text:p>-0,0507369522145727</text:p>
          </table:table-cell>
          <table:table-cell office:value-type="string" calcext:value-type="string">
            <text:p>y:</text:p>
          </table:table-cell>
          <table:table-cell office:value-type="float" office:value="0.0000637209192714665" calcext:value-type="float">
            <text:p>6,37209192714665E-05</text:p>
          </table:table-cell>
          <table:table-cell office:value-type="string" calcext:value-type="string">
            <text:p>exato:</text:p>
          </table:table-cell>
          <table:table-cell office:value-type="float" office:value="0.0000625215037748202" calcext:value-type="float">
            <text:p>6,25215037748202E-05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: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y:</text:p>
          </table:table-cell>
          <table:table-cell office:value-type="float" office:value="-0.0481179123543316" calcext:value-type="float">
            <text:p>-0,0481179123543316</text:p>
          </table:table-cell>
          <table:table-cell office:value-type="string" calcext:value-type="string">
            <text:p>y:</text:p>
          </table:table-cell>
          <table:table-cell office:value-type="float" office:value="0.0000261061632612299" calcext:value-type="float">
            <text:p>2,61061632612299E-05</text:p>
          </table:table-cell>
          <table:table-cell office:value-type="string" calcext:value-type="string">
            <text:p>exato:</text:p>
          </table:table-cell>
          <table:table-cell office:value-type="float" office:value="0.0000254193465161992" calcext:value-type="float">
            <text:p>2,54193465161992E-05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: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y:</text:p>
          </table:table-cell>
          <table:table-cell office:value-type="float" office:value="-0.0457741494825198" calcext:value-type="float">
            <text:p>-0,0457741494825198</text:p>
          </table:table-cell>
          <table:table-cell office:value-type="string" calcext:value-type="string">
            <text:p>y:</text:p>
          </table:table-cell>
          <table:table-cell office:value-type="float" office:value="0.000010301308235492" calcext:value-type="float">
            <text:p>1,0301308235492E-05</text:p>
          </table:table-cell>
          <table:table-cell office:value-type="string" calcext:value-type="string">
            <text:p>exato:</text:p>
          </table:table-cell>
          <table:table-cell office:value-type="float" office:value="0.00000992950430585105" calcext:value-type="float">
            <text:p>9,92950430585105E-06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y:</text:p>
          </table:table-cell>
          <table:table-cell office:value-type="float" office:value="-0.0436619319586015" calcext:value-type="float">
            <text:p>-0,0436619319586015</text:p>
          </table:table-cell>
          <table:table-cell office:value-type="string" calcext:value-type="string">
            <text:p>y:</text:p>
          </table:table-cell>
          <table:table-cell office:value-type="float" office:value="0.00000391736803541686" calcext:value-type="float">
            <text:p>3,91736803541686E-06</text:p>
          </table:table-cell>
          <table:table-cell office:value-type="string" calcext:value-type="string">
            <text:p>exato:</text:p>
          </table:table-cell>
          <table:table-cell office:value-type="float" office:value="0.00000992950430585105" calcext:value-type="float">
            <text:p>9,92950430585105E-06</text:p>
          </table:table-cell>
        </table:table-row>
      </table:table>
      <table:table table:name="Planilha2" table:style-name="ta1">
        <table:shapes>
          <draw:frame draw:z-index="0" draw:style-name="gr1" draw:text-style-name="P1" svg:width="25.662cm" svg:height="17.079cm" svg:x="16.052cm" svg:y="0.611cm">
            <draw:object draw:notify-on-update-of-ranges="Planilha2.D1:Planilha2.D26 Planilha2.E1:Planilha2.E26 Planilha2.D1:Planilha2.D26 Planilha2.F1:Planilha2.F26 Planilha2.D1:Planilha2.D26 Planilha2.G1:Planilha2.G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sso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80199333333333" calcext:value-type="float">
            <text:p>0,980199333333333</text:p>
          </table:table-cell>
          <table:table-cell office:value-type="float" office:value="0.980198673306755" calcext:value-type="float">
            <text:p>0,980198673306755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96" calcext:value-type="float">
            <text:p>0,96</text:p>
          </table:table-cell>
          <table:table-cell office:value-type="float" office:value="0.923119947536285" calcext:value-type="float">
            <text:p>0,923119947536285</text:p>
          </table:table-cell>
          <table:table-cell office:value-type="float" office:value="0.923116346386636" calcext:value-type="float">
            <text:p>0,923116346386636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35277699568627" calcext:value-type="float">
            <text:p>0,835277699568627</text:p>
          </table:table-cell>
          <table:table-cell office:value-type="float" office:value="0.835270211411272" calcext:value-type="float">
            <text:p>0,835270211411272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771072" calcext:value-type="float">
            <text:p>0,771072</text:p>
          </table:table-cell>
          <table:table-cell office:value-type="float" office:value="0.726159604689332" calcext:value-type="float">
            <text:p>0,726159604689332</text:p>
          </table:table-cell>
          <table:table-cell office:value-type="float" office:value="0.726149037073691" calcext:value-type="float">
            <text:p>0,726149037073691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854336" calcext:value-type="float">
            <text:p>0,63854336</text:p>
          </table:table-cell>
          <table:table-cell office:value-type="float" office:value="0.606542160190253" calcext:value-type="float">
            <text:p>0,606542160190253</text:p>
          </table:table-cell>
          <table:table-cell office:value-type="float" office:value="0.606530659712633" calcext:value-type="float">
            <text:p>0,606530659712633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0.4963764224" calcext:value-type="float">
            <text:p>0,4963764224</text:p>
          </table:table-cell>
          <table:table-cell office:value-type="float" office:value="0.486762214395882" calcext:value-type="float">
            <text:p>0,486762214395882</text:p>
          </table:table-cell>
          <table:table-cell office:value-type="float" office:value="0.486752255959972" calcext:value-type="float">
            <text:p>0,486752255959972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0.35710113792" calcext:value-type="float">
            <text:p>0,35710113792</text:p>
          </table:table-cell>
          <table:table-cell office:value-type="float" office:value="0.375317797724733" calcext:value-type="float">
            <text:p>0,375317797724733</text:p>
          </table:table-cell>
          <table:table-cell office:value-type="float" office:value="0.375311098851399" calcext:value-type="float">
            <text:p>0,375311098851399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0.2313968648192" calcext:value-type="float">
            <text:p>0,2313968648192</text:p>
          </table:table-cell>
          <table:table-cell office:value-type="float" office:value="0.278040428791785" calcext:value-type="float">
            <text:p>0,278040428791785</text:p>
          </table:table-cell>
          <table:table-cell office:value-type="float" office:value="0.278037300453194" calcext:value-type="float">
            <text:p>0,278037300453194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0.126605742669824" calcext:value-type="float">
            <text:p>0,126605742669824</text:p>
          </table:table-cell>
          <table:table-cell office:value-type="float" office:value="0.197899323461196" calcext:value-type="float">
            <text:p>0,197899323461196</text:p>
          </table:table-cell>
          <table:table-cell office:value-type="float" office:value="0.197898699083615" calcext:value-type="float">
            <text:p>0,197898699083615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460919050154804" calcext:value-type="float">
            <text:p>0,0460919050154804</text:p>
          </table:table-cell>
          <table:table-cell office:value-type="float" office:value="0.135335251913454" calcext:value-type="float">
            <text:p>0,135335251913454</text:p>
          </table:table-cell>
          <table:table-cell office:value-type="float" office:value="0.135335283236613" calcext:value-type="float">
            <text:p>0,135335283236613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-0.0105011807900925" calcext:value-type="float">
            <text:p>-0,0105011807900925</text:p>
          </table:table-cell>
          <table:table-cell office:value-type="float" office:value="0.088922749057745" calcext:value-type="float">
            <text:p>0,088922749057745</text:p>
          </table:table-cell>
          <table:table-cell office:value-type="float" office:value="0.0889216174593863" calcext:value-type="float">
            <text:p>0,0889216174593863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-0.0463007084740555" calcext:value-type="float">
            <text:p>-0,0463007084740555</text:p>
          </table:table-cell>
          <table:table-cell office:value-type="float" office:value="0.056138197740101" calcext:value-type="float">
            <text:p>0,056138197740101</text:p>
          </table:table-cell>
          <table:table-cell office:value-type="float" office:value="0.0561347628341337" calcext:value-type="float">
            <text:p>0,0561347628341337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-0.0659283967454711" calcext:value-type="float">
            <text:p>-0,0659283967454711</text:p>
          </table:table-cell>
          <table:table-cell office:value-type="float" office:value="0.0340533933236801" calcext:value-type="float">
            <text:p>0,0340533933236801</text:p>
          </table:table-cell>
          <table:table-cell office:value-type="float" office:value="0.0340474547345993" calcext:value-type="float">
            <text:p>0,0340474547345993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-0.0742827663076449" calcext:value-type="float">
            <text:p>-0,0742827663076449</text:p>
          </table:table-cell>
          <table:table-cell office:value-type="float" office:value="0.0198489292972861" calcext:value-type="float">
            <text:p>0,0198489292972861</text:p>
          </table:table-cell>
          <table:table-cell office:value-type="float" office:value="0.0198410947443703" calcext:value-type="float">
            <text:p>0,0198410947443703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0756557278276695" calcext:value-type="float">
            <text:p>-0,0756557278276695</text:p>
          </table:table-cell>
          <table:table-cell office:value-type="float" office:value="0.0111176822393922" calcext:value-type="float">
            <text:p>0,0111176822393922</text:p>
          </table:table-cell>
          <table:table-cell office:value-type="float" office:value="0.0111089965382423" calcext:value-type="float">
            <text:p>0,0111089965382423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-0.0732885202441746" calcext:value-type="float">
            <text:p>-0,0732885202441746</text:p>
          </table:table-cell>
          <table:table-cell office:value-type="float" office:value="0.00598448529012532" calcext:value-type="float">
            <text:p>0,00598448529012532</text:p>
          </table:table-cell>
          <table:table-cell office:value-type="float" office:value="0.00597602289500594" calcext:value-type="float">
            <text:p>0,00597602289500594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-0.0693154080976698" calcext:value-type="float">
            <text:p>-0,0693154080976698</text:p>
          </table:table-cell>
          <table:table-cell office:value-type="float" office:value="0.00309614272528942" calcext:value-type="float">
            <text:p>0,00309614272528942</text:p>
          </table:table-cell>
          <table:table-cell office:value-type="float" office:value="0.00308871540823677" calcext:value-type="float">
            <text:p>0,00308871540823677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-0.0649535469151611" calcext:value-type="float">
            <text:p>-0,0649535469151611</text:p>
          </table:table-cell>
          <table:table-cell office:value-type="float" office:value="0.00153977370014094" calcext:value-type="float">
            <text:p>0,00153977370014094</text:p>
          </table:table-cell>
          <table:table-cell office:value-type="float" office:value="0.00153381067932446" calcext:value-type="float">
            <text:p>0,00153381067932446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-0.0607851350128515" calcext:value-type="float">
            <text:p>-0,0607851350128515</text:p>
          </table:table-cell>
          <table:table-cell office:value-type="float" office:value="0.000736226616833379" calcext:value-type="float">
            <text:p>0,000736226616833379</text:p>
          </table:table-cell>
          <table:table-cell office:value-type="float" office:value="0.000731802418880472" calcext:value-type="float">
            <text:p>0,000731802418880472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0570198378035984" calcext:value-type="float">
            <text:p>-0,0570198378035984</text:p>
          </table:table-cell>
          <table:table-cell office:value-type="float" office:value="0.000338518097851735" calcext:value-type="float">
            <text:p>0,000338518097851735</text:p>
          </table:table-cell>
          <table:table-cell office:value-type="float" office:value="0.000335462627902512" calcext:value-type="float">
            <text:p>0,000335462627902512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-0.0536847610728636" calcext:value-type="float">
            <text:p>-0,0536847610728636</text:p>
          </table:table-cell>
          <table:table-cell office:value-type="float" office:value="0.000149723169498844" calcext:value-type="float">
            <text:p>0,000149723169498844</text:p>
          </table:table-cell>
          <table:table-cell office:value-type="float" office:value="0.000147748360232034" calcext:value-type="float">
            <text:p>0,000147748360232034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-0.0507369522145727" calcext:value-type="float">
            <text:p>-0,0507369522145727</text:p>
          </table:table-cell>
          <table:table-cell office:value-type="float" office:value="0.0000637209192714665" calcext:value-type="float">
            <text:p>6,37209192714665E-05</text:p>
          </table:table-cell>
          <table:table-cell office:value-type="float" office:value="0.0000625215037748202" calcext:value-type="float">
            <text:p>6,25215037748202E-05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-0.0481179123543316" calcext:value-type="float">
            <text:p>-0,0481179123543316</text:p>
          </table:table-cell>
          <table:table-cell office:value-type="float" office:value="0.0000261061632612299" calcext:value-type="float">
            <text:p>2,61061632612299E-05</text:p>
          </table:table-cell>
          <table:table-cell office:value-type="float" office:value="0.0000254193465161992" calcext:value-type="float">
            <text:p>2,54193465161992E-05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-0.0457741494825198" calcext:value-type="float">
            <text:p>-0,0457741494825198</text:p>
          </table:table-cell>
          <table:table-cell office:value-type="float" office:value="0.000010301308235492" calcext:value-type="float">
            <text:p>1,0301308235492E-05</text:p>
          </table:table-cell>
          <table:table-cell office:value-type="float" office:value="0.00000992950430585105" calcext:value-type="float">
            <text:p>9,92950430585105E-06</text:p>
          </table:table-cell>
        </table:table-row>
        <table:table-row table:style-name="ro1">
          <table:table-cell office:value-type="string" calcext:value-type="string">
            <text:p>Passo: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-0.0436619319586015" calcext:value-type="float">
            <text:p>-0,0436619319586015</text:p>
          </table:table-cell>
          <table:table-cell office:value-type="float" office:value="0.00000391736803541686" calcext:value-type="float">
            <text:p>3,91736803541686E-06</text:p>
          </table:table-cell>
          <table:table-cell office:value-type="float" office:value="0.00000992950430585105" calcext:value-type="float">
            <text:p>9,92950430585105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15T17:59:03.408201800</dc:date>
    <meta:editing-duration>PT2M48S</meta:editing-duration>
    <meta:editing-cycles>1</meta:editing-cycles>
    <meta:document-statistic meta:table-count="2" meta:cell-count="41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63cm" svg:height="17.08cm" xlink:href=".." xlink:type="simple" chart:class="chart:scatter" chart:style-name="ch1">
        <chart:legend chart:legend-position="end" svg:x="22.866cm" svg:y="7.743cm" style:legend-expansion="high" chart:style-name="ch2"/>
        <chart:plot-area chart:style-name="ch3" svg:x="0.513cm" svg:y="0.341cm" svg:width="21.84cm" svg:height="16.398cm">
          <chart:coordinate-region svg:x="1.357cm" svg:y="0.541cm" svg:width="20.899cm" svg:height="15.9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2.E1:Planilha2.E26" chart:class="chart:scatter">
            <chart:domain table:cell-range-address="Planilha2.D1:Planilha2.D26"/>
            <chart:data-point chart:repeated="26"/>
          </chart:series>
          <chart:series chart:style-name="ch8" chart:values-cell-range-address="Planilha2.F1:Planilha2.F26" chart:class="chart:scatter">
            <chart:data-point chart:repeated="26"/>
          </chart:series>
          <chart:series chart:style-name="ch9" chart:values-cell-range-address="Planilha2.G1:Planilha2.G26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2.D1:Planilha2.D26</svg:desc>
                </draw:g>
              </table:table-cell>
              <table:table-cell office:value-type="float" office:value="1">
                <text:p>1</text:p>
                <draw:g>
                  <svg:desc>Planilha2.E1:Planilha2.E26</svg:desc>
                </draw:g>
              </table:table-cell>
              <table:table-cell office:value-type="float" office:value="1">
                <text:p>1</text:p>
                <draw:g>
                  <svg:desc>Planilha2.F1:Planilha2.F26</svg:desc>
                </draw:g>
              </table:table-cell>
              <table:table-cell office:value-type="float" office:value="1">
                <text:p>1</text:p>
                <draw:g>
                  <svg:desc>Planilha2.G1:Planilha2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980199333333333">
                <text:p>0.980199333333333</text:p>
              </table:table-cell>
              <table:table-cell office:value-type="float" office:value="0.980198673306755">
                <text:p>0.980198673306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923119947536285">
                <text:p>0.923119947536285</text:p>
              </table:table-cell>
              <table:table-cell office:value-type="float" office:value="0.923116346386636">
                <text:p>0.923116346386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8816">
                <text:p>0.8816</text:p>
              </table:table-cell>
              <table:table-cell office:value-type="float" office:value="0.835277699568627">
                <text:p>0.835277699568627</text:p>
              </table:table-cell>
              <table:table-cell office:value-type="float" office:value="0.835270211411272">
                <text:p>0.835270211411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771072">
                <text:p>0.771072</text:p>
              </table:table-cell>
              <table:table-cell office:value-type="float" office:value="0.726159604689332">
                <text:p>0.726159604689332</text:p>
              </table:table-cell>
              <table:table-cell office:value-type="float" office:value="0.726149037073691">
                <text:p>0.726149037073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3854336">
                <text:p>0.63854336</text:p>
              </table:table-cell>
              <table:table-cell office:value-type="float" office:value="0.606542160190253">
                <text:p>0.606542160190253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4963764224">
                <text:p>0.4963764224</text:p>
              </table:table-cell>
              <table:table-cell office:value-type="float" office:value="0.486762214395882">
                <text:p>0.486762214395882</text:p>
              </table:table-cell>
              <table:table-cell office:value-type="float" office:value="0.486752255959972">
                <text:p>0.486752255959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35710113792">
                <text:p>0.35710113792</text:p>
              </table:table-cell>
              <table:table-cell office:value-type="float" office:value="0.375317797724733">
                <text:p>0.375317797724733</text:p>
              </table:table-cell>
              <table:table-cell office:value-type="float" office:value="0.375311098851399">
                <text:p>0.375311098851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2313968648192">
                <text:p>0.2313968648192</text:p>
              </table:table-cell>
              <table:table-cell office:value-type="float" office:value="0.278040428791785">
                <text:p>0.278040428791785</text:p>
              </table:table-cell>
              <table:table-cell office:value-type="float" office:value="0.278037300453194">
                <text:p>0.278037300453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126605742669824">
                <text:p>0.126605742669824</text:p>
              </table:table-cell>
              <table:table-cell office:value-type="float" office:value="0.197899323461196">
                <text:p>0.197899323461196</text:p>
              </table:table-cell>
              <table:table-cell office:value-type="float" office:value="0.197898699083615">
                <text:p>0.197898699083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460919050154804">
                <text:p>0.0460919050154804</text:p>
              </table:table-cell>
              <table:table-cell office:value-type="float" office:value="0.135335251913454">
                <text:p>0.135335251913454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-0.0105011807900925">
                <text:p>-0.0105011807900925</text:p>
              </table:table-cell>
              <table:table-cell office:value-type="float" office:value="0.088922749057745">
                <text:p>0.088922749057745</text:p>
              </table:table-cell>
              <table:table-cell office:value-type="float" office:value="0.0889216174593863">
                <text:p>0.0889216174593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-0.0463007084740555">
                <text:p>-0.0463007084740555</text:p>
              </table:table-cell>
              <table:table-cell office:value-type="float" office:value="0.056138197740101">
                <text:p>0.056138197740101</text:p>
              </table:table-cell>
              <table:table-cell office:value-type="float" office:value="0.0561347628341337">
                <text:p>0.0561347628341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-0.0659283967454711">
                <text:p>-0.0659283967454711</text:p>
              </table:table-cell>
              <table:table-cell office:value-type="float" office:value="0.0340533933236801">
                <text:p>0.0340533933236801</text:p>
              </table:table-cell>
              <table:table-cell office:value-type="float" office:value="0.0340474547345993">
                <text:p>0.0340474547345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-0.0742827663076449">
                <text:p>-0.0742827663076449</text:p>
              </table:table-cell>
              <table:table-cell office:value-type="float" office:value="0.0198489292972861">
                <text:p>0.0198489292972861</text:p>
              </table:table-cell>
              <table:table-cell office:value-type="float" office:value="0.0198410947443703">
                <text:p>0.0198410947443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-0.0756557278276695">
                <text:p>-0.0756557278276695</text:p>
              </table:table-cell>
              <table:table-cell office:value-type="float" office:value="0.0111176822393922">
                <text:p>0.0111176822393922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-0.0732885202441746">
                <text:p>-0.0732885202441746</text:p>
              </table:table-cell>
              <table:table-cell office:value-type="float" office:value="0.00598448529012532">
                <text:p>0.00598448529012532</text:p>
              </table:table-cell>
              <table:table-cell office:value-type="float" office:value="0.00597602289500594">
                <text:p>0.00597602289500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-0.0693154080976698">
                <text:p>-0.0693154080976698</text:p>
              </table:table-cell>
              <table:table-cell office:value-type="float" office:value="0.00309614272528942">
                <text:p>0.00309614272528942</text:p>
              </table:table-cell>
              <table:table-cell office:value-type="float" office:value="0.00308871540823677">
                <text:p>0.00308871540823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-0.0649535469151611">
                <text:p>-0.0649535469151611</text:p>
              </table:table-cell>
              <table:table-cell office:value-type="float" office:value="0.00153977370014094">
                <text:p>0.00153977370014094</text:p>
              </table:table-cell>
              <table:table-cell office:value-type="float" office:value="0.00153381067932446">
                <text:p>0.00153381067932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-0.0607851350128515">
                <text:p>-0.0607851350128515</text:p>
              </table:table-cell>
              <table:table-cell office:value-type="float" office:value="0.000736226616833379">
                <text:p>0.000736226616833379</text:p>
              </table:table-cell>
              <table:table-cell office:value-type="float" office:value="0.000731802418880472">
                <text:p>0.000731802418880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-0.0570198378035984">
                <text:p>-0.0570198378035984</text:p>
              </table:table-cell>
              <table:table-cell office:value-type="float" office:value="0.000338518097851735">
                <text:p>0.000338518097851735</text:p>
              </table:table-cell>
              <table:table-cell office:value-type="float" office:value="0.000335462627902512">
                <text:p>0.000335462627902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-0.0536847610728636">
                <text:p>-0.0536847610728636</text:p>
              </table:table-cell>
              <table:table-cell office:value-type="float" office:value="0.000149723169498844">
                <text:p>0.000149723169498844</text:p>
              </table:table-cell>
              <table:table-cell office:value-type="float" office:value="0.000147748360232034">
                <text:p>0.000147748360232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-0.0507369522145727">
                <text:p>-0.0507369522145727</text:p>
              </table:table-cell>
              <table:table-cell office:value-type="float" office:value="0.0000637209192714665">
                <text:p>0.0000637209192714665</text:p>
              </table:table-cell>
              <table:table-cell office:value-type="float" office:value="0.0000625215037748202">
                <text:p>0.0000625215037748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-0.0481179123543316">
                <text:p>-0.0481179123543316</text:p>
              </table:table-cell>
              <table:table-cell office:value-type="float" office:value="0.0000261061632612299">
                <text:p>0.0000261061632612299</text:p>
              </table:table-cell>
              <table:table-cell office:value-type="float" office:value="0.0000254193465161992">
                <text:p>0.0000254193465161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-0.0457741494825198">
                <text:p>-0.0457741494825198</text:p>
              </table:table-cell>
              <table:table-cell office:value-type="float" office:value="0.000010301308235492">
                <text:p>0.000010301308235492</text:p>
              </table:table-cell>
              <table:table-cell office:value-type="float" office:value="0.00000992950430585105">
                <text:p>0.00000992950430585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">
                <text:p>4.8</text:p>
              </table:table-cell>
              <table:table-cell office:value-type="float" office:value="-0.0436619319586015">
                <text:p>-0.0436619319586015</text:p>
              </table:table-cell>
              <table:table-cell office:value-type="float" office:value="0.00000391736803541686">
                <text:p>0.00000391736803541686</text:p>
              </table:table-cell>
              <table:table-cell office:value-type="float" office:value="0.00000992950430585105">
                <text:p>0.00000992950430585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